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0">Step 1: <text:span text:style-name="T1">Create new Project &amp; Install Required Packages/plugins</text:span></text:p>
      <text:p text:style-name="P5"/>
      <text:list xml:id="list3514036846" text:style-name="L1">
        <text:list-item>
          <text:p text:style-name="P15">Selenium : Selenium Libraries</text:p>
        </text:list-item>
        <text:list-item>
          <text:p text:style-name="P15">PyTest : Python UnitTest Framework</text:p>
        </text:list-item>
        <text:list-item>
          <text:p text:style-name="P15">pytest-html : PyTest HTML Reports</text:p>
        </text:list-item>
        <text:list-item>
          <text:p text:style-name="P15">pytest-xdist : Run Test Parallel</text:p>
        </text:list-item>
        <text:list-item>
          <text:p text:style-name="P15">Openpyxl : MS Excel support</text:p>
        </text:list-item>
        <text:list-item>
          <text:p text:style-name="P15">Allure-pytest : to generate allure report</text:p>
        </text:list-item>
      </text:list>
      <text:p text:style-name="P6"/>
      <text:p text:style-name="P11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2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13">Step 4: Capture screenshot on failures</text:p>
      <text:p text:style-name="P8"/>
      <text:p text:style-name="P13">4.1 Update Login Test with Screenshot under “testCases”</text:p>
      <text:p text:style-name="P8"/>
      <text:p text:style-name="P14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14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14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2">To Run test on desired browser</text:p>
      <text:p text:style-name="P22"/>
      <text:p text:style-name="P17">pytest -<text:span text:style-name="T3">s</text:span> -<text:span text:style-name="T3">v</text:span> testCases/test_login.py --browser chrome</text:p>
      <text:p text:style-name="P17">pytest -<text:span text:style-name="T3">s</text:span> -<text:span text:style-name="T3">v</text:span> testCases/test_login.py --browser firefox</text:p>
      <text:p text:style-name="P17"/>
      <text:p text:style-name="P22">To Run test parallel</text:p>
      <text:p text:style-name="P22"/>
      <text:p text:style-name="P17">pytest -<text:span text:style-name="T3">s</text:span> -<text:span text:style-name="T3">v</text:span> -n=3 testCases/test_login.py --browser chrome</text:p>
      <text:p text:style-name="P17">pytest -<text:span text:style-name="T3">s</text:span> -<text:span text:style-name="T3">v</text:span> -n=3 testCases/test_login.py --browser firefox</text:p>
      <text:p text:style-name="P17"/>
      <text:p text:style-name="P23">Step <text:span text:style-name="T3">8</text:span>: <text:span text:style-name="T3">Generate pytest HTML Reports</text:span></text:p>
      <text:p text:style-name="P23"/>
      <text:p text:style-name="P19">8.1: Update conftest.py with pytest hooks</text:p>
      <text:p text:style-name="P19">8.2: To Generate HTML report run below command:</text:p>
      <text:p text:style-name="P24"/>
      <text:p text:style-name="P18">pytest -v -s -n=2 --html=Reports/report.html testCases/test_login.py --browser chrome</text:p>
      <text:p text:style-name="P23"/>
      <text:p text:style-name="P25">Step 9: Automating Data Driven Test Case</text:p>
      <text:p text:style-name="P25"/>
      <text:p text:style-name="P20">9.1: Prepare test data in Excel sheet, place the excel file inside the TestData folder.</text:p>
      <text:p text:style-name="P20">9.2: Create “ExcelUtils.py” utility class under utilities packages</text:p>
      <text:p text:style-name="P20">9.3: Create LoginDataDrivenTest under testCases</text:p>
      <text:p text:style-name="P20">9.4: Run the test case</text:p>
      <text:p text:style-name="P20"/>
      <text:p text:style-name="P21">Step 10: Adding new testcases</text:p>
      <text:p text:style-name="P21"/>
      <text:p text:style-name="P21">Step 11: Grouping Tes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3T14:32:48.895638310</dc:date>
    <meta:editing-duration>P1DT19H53M3S</meta:editing-duration>
    <meta:editing-cycles>14</meta:editing-cycles>
    <meta:document-statistic meta:table-count="0" meta:image-count="0" meta:object-count="0" meta:page-count="3" meta:paragraph-count="80" meta:word-count="414" meta:character-count="2937" meta:non-whitespace-character-count="2581"/>
  </office:meta>
</office:document-meta>
</file>